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65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13.6cm"/>
    </style:style>
    <style:style style:name="co5" style:family="table-column">
      <style:table-column-properties fo:break-before="auto" style:column-width="6.00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999cm"/>
    </style:style>
    <style:style style:name="co8" style:family="table-column">
      <style:table-column-properties fo:break-before="auto" style:column-width="13.64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style:diagonal-bl-tr="none" style:diagonal-tl-br="none" style:text-align-source="fix" style:repeat-content="false" fo:wrap-option="wrap" fo:border="none" style:vertical-align="top"/>
      <style:paragraph-properties fo:text-align="start" fo:margin-left="0cm"/>
      <style:text-properties style:font-name="Arial"/>
    </style:style>
    <style:style style:name="ce22" style:family="table-cell" style:parent-style-name="Default" style:data-style-name="N10000">
      <style:table-cell-properties style:diagonal-bl-tr="none" style:diagonal-tl-br="none" fo:wrap-option="wrap" fo:border="none" style:vertical-align="top"/>
    </style:style>
    <style:style style:name="ce6" style:family="table-cell" style:parent-style-name="Default" style:data-style-name="N10000">
      <style:table-cell-properties style:diagonal-bl-tr="none" style:diagonal-tl-br="none" style:text-align-source="fix" style:repeat-content="false" fo:wrap-option="wrap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BE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00">
      <style:table-cell-properties style:diagonal-bl-tr="none" style:diagonal-tl-br="none" fo:wrap-option="wrap" fo:border="none" style:vertical-align="middle"/>
      <style:text-properties style:font-name="Arial"/>
    </style:style>
    <style:style style:name="ce9" style:family="table-cell" style:parent-style-name="Default">
      <style:table-cell-properties fo:border="none" style:vertical-align="middle"/>
      <style:text-properties style:font-name="Arial"/>
    </style:style>
    <style:style style:name="ce10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Arial"/>
    </style:style>
    <style:style style:name="ce26" style:family="table-cell" style:parent-style-name="Default">
      <style:table-cell-properties fo:border="none" style:vertical-align="top"/>
    </style:style>
    <style:style style:name="ce27" style:family="table-cell" style:parent-style-name="Default">
      <style:table-cell-properties fo:border="none"/>
    </style:style>
    <style:style style:name="ce23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0000">
      <style:table-cell-properties style:diagonal-bl-tr="none" style:diagonal-tl-br="none" fo:wrap-option="wrap" fo:border="none" style:vertical-align="top"/>
      <style:text-properties style:font-name="Arial"/>
    </style:style>
    <style:style style:name="ce15" style:family="table-cell" style:parent-style-name="Default" style:data-style-name="N10000">
      <style:table-cell-properties style:diagonal-bl-tr="none" style:diagonal-tl-br="none" fo:wrap-option="wrap" fo:border="none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37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80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en" style:country-asian="US" style:font-style-asian="normal" style:font-weight-asian="normal" style:font-family-complex="'Lohit Hindi'" style:font-family-generic-complex="system" style:font-pitch-complex="variabl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font-name="Liberation Sans" fo:font-size="6pt" fo:font-weight="bold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en" style:country-asian="US" style:language-complex="en" style:country-complex="US" style:font-name-asian="DejaVu Sans" style:font-name-complex="DejaVu Sans" style:font-size-asian="6pt" style:font-size-complex="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ar utilisateur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1006" table:default-cell-style-name="ce22"/>
        <table:table-column table:style-name="co6" table:number-columns-repeated="10" table:default-cell-style-name="ce26"/>
        <table:table-column table:style-name="co6" table:number-columns-repeated="2" table:default-cell-style-name="ce27"/>
        <table:table-row table:style-name="ro1">
          <table:table-cell table:style-name="ce1" office:value-type="string" calcext:value-type="string">
            <text:p>Identifiant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Groupes</text:p>
          </table:table-cell>
          <table:table-cell table:style-name="ce12" office:value-type="string" calcext:value-type="string">
            <text:p>Dernière connexion </text:p>
            <text:p><text:span text:style-name="T5">(année-mois-jour heure:minute)</text:span></text:p>
          </table:table-cell>
          <table:table-cell table:style-name="ce12" office:value-type="string" calcext:value-type="string">
            <text:p>Avant-dernière connexion</text:p>
            <text:p><text:span text:style-name="T6">(année-mois-jour heure:minute)</text:span></text:p>
          </table:table-cell>
          <table:table-cell table:style-name="ce8" table:number-columns-repeated="1006"/>
          <table:table-cell table:style-name="ce9" table:number-columns-repeated="12"/>
        </table:table-row>
        <table:table-row table:style-name="ro2">
          <table:table-cell table:style-name="ce3" table:formula="of:=&quot;user.getId()&quot;" office:value-type="string" office:string-value="user.getId()" calcext:value-type="string">
            <office:annotation office:display="true" draw:style-name="gr1" draw:text-style-name="P2" svg:width="2.899cm" svg:height="2.577cm" svg:x="2.27cm" svg:y="5.145cm" draw:caption-point-x="3.285cm" draw:caption-point-y="-4.4cm">
              <dc:creator>ADU</dc:creator>
              <dc:date>2021-04-26T00:00:00</dc:date>
              <text:p text:style-name="P1"><text:span text:style-name="T1">do row for user in context.aq_parent.portal_membership.searchForMembers()</text:span></text:p>
            </office:annotation>
            <text:p>user.getId()</text:p>
          </table:table-cell>
          <table:table-cell table:style-name="ce6" table:formula="of:=&quot;user.getProperty('fullname')&quot;" office:value-type="string" office:string-value="user.getProperty('fullname')" calcext:value-type="string">
            <text:p>user.getProperty('fullname')</text:p>
          </table:table-cell>
          <table:table-cell table:style-name="ce6" table:formula="of:=&quot;user.getProperty('email')&quot;" office:value-type="string" office:string-value="user.getProperty('email')" calcext:value-type="string">
            <text:p>user.getProperty('email')</text:p>
          </table:table-cell>
          <table:table-cell table:style-name="ce6">
            <office:annotation office:display="true" draw:style-name="gr2" draw:text-style-name="P4" svg:width="21.429cm" svg:height="1.064cm" svg:x="10.566cm" svg:y="2.97cm" draw:caption-point-x="22.884cm" draw:caption-point-y="-2.225cm">
              <dc:creator>ADU</dc:creator>
              <dc:date>2021-04-26T00:00:00</dc:date>
              <text:p text:style-name="P3"><text:span text:style-name="T2">do cell</text:span></text:p>
              <text:p text:style-name="P3"><text:span text:style-name="T2">from+ text(</text:span><text:span text:style-name="T3">'\n'.join([context.aq_parent.portal_groups.getGroupById(id).getGroupTitleOrName() for id in user.getGroups()])</text:span><text:span text:style-name="T2">)</text:span></text:p>
            </office:annotation>
          </table:table-cell>
          <table:table-cell table:style-name="ce6" table:formula="of:=&quot;user.getProperty('login_time').strftime('%Y-%m-%d %H:%M')&quot;" office:value-type="string" office:string-value="user.getProperty('login_time').strftime('%Y-%m-%d %H:%M')" calcext:value-type="string">
            <text:p>user.getProperty('login_time').strftime('%Y-%m-%d %H:%M')</text:p>
          </table:table-cell>
          <table:table-cell table:style-name="ce6" table:formula="of:=&quot;user.getProperty('last_login_time').strftime('%Y-%m-%d %H:%M')&quot;" office:value-type="string" office:string-value="user.getProperty('last_login_time').strftime('%Y-%m-%d %H:%M')" calcext:value-type="string">
            <text:p>user.getProperty('last_login_time').strftime('%Y-%m-%d %H:%M')</text:p>
          </table:table-cell>
          <table:table-cell table:style-name="ce3" table:number-columns-repeated="1006"/>
          <table:table-cell table:style-name="ce10" table:number-columns-repeated="1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 groupe" table:style-name="ta1">
        <table:table-column table:style-name="co7" table:default-cell-style-name="ce22"/>
        <table:table-column table:style-name="co8" table:default-cell-style-name="ce22"/>
        <table:table-column table:style-name="co6" table:number-columns-repeated="1022" table:default-cell-style-name="Default"/>
        <table:table-row table:style-name="ro4">
          <table:table-cell table:style-name="ce23" office:value-type="string" calcext:value-type="string">
            <text:p>Groupe</text:p>
          </table:table-cell>
          <table:table-cell table:style-name="ce23" office:value-type="string" calcext:value-type="string">
            <text:p>Utilisateurs</text:p>
          </table:table-cell>
          <table:table-cell table:style-name="ce16" table:number-columns-repeated="1022"/>
        </table:table-row>
        <table:table-row table:style-name="ro3">
          <table:table-cell table:style-name="ce14" table:formula="of:=&quot;group.getGroupTitleOrName()&quot;" office:value-type="string" office:string-value="group.getGroupTitleOrName()" calcext:value-type="string">
            <office:annotation office:display="true" draw:style-name="gr3" draw:text-style-name="P2" svg:width="14.989cm" svg:height="1.001cm" svg:x="1.712cm" svg:y="7.948cm" draw:caption-point-x="18.276cm" draw:caption-point-y="-7.409cm">
              <dc:creator>ADU</dc:creator>
              <dc:date>2021-04-26T00:00:00</dc:date>
              <text:p text:style-name="P5"><text:span text:style-name="T1">do row for group_id in context.aq_parent.portal_groups.getGroupIds()</text:span></text:p>
              <text:p text:style-name="P5"><text:span text:style-name="T1">with group=c</text:span><text:span text:style-name="T4">ontext.aq_parent.portal_groups.getGroupById(group_id)</text:span></text:p>
            </office:annotation>
            <text:p>group.getGroupTitleOrName()</text:p>
          </table:table-cell>
          <table:table-cell table:style-name="ce15">
            <office:annotation office:display="true" draw:style-name="gr2" draw:text-style-name="P4" svg:width="21.429cm" svg:height="1.386cm" svg:x="19.607cm" svg:y="4.386cm" draw:caption-point-x="14.022cm" draw:caption-point-y="-3.847cm">
              <dc:creator>ADU</dc:creator>
              <dc:date>2021-06-02T00:00:00</dc:date>
              <text:p text:style-name="P6"><text:span text:style-name="T2">do cell</text:span></text:p>
              <text:p text:style-name="P6"><text:span text:style-name="T2">from+ text(</text:span><text:span text:style-name="T3">'\n'.join([member.id + " - " + (member.getProperty('fullname') or member.getProperty('title')) for member in group.getGroupMembers()])</text:span><text:span text:style-name="T2">)</text:span></text:p>
            </office:annotation>
          </table:table-cell>
          <table:table-cell table:style-name="ce16"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Par utilisateur'.A1:'Par utilisateur'.F1048576" table:display-filter-buttons="true" table:orientation="column"/>
        <table:database-range table:name="__Anonymous_Sheet_DB__1" table:target-range-address="'Par groupe'.A1:'Par groupe'.B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6-02">00/00/0000</text:date></text:span><text:span text:style-name="MT1">, </text:span><text:span text:style-name="MT1"><text:time style:data-style-name="N2" text:time-value="10:45:39.99117011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vian Antoine</meta:initial-creator>
    <meta:creation-date>2016-03-24T11:39:50</meta:creation-date>
    <dc:date>2021-06-02T10:51:24.855934366</dc:date>
    <meta:editing-duration>PT10H54M34S</meta:editing-duration>
    <meta:editing-cycles>114</meta:editing-cycles>
    <meta:generator>LibreOffice/6.4.7.2$Linux_X86_64 LibreOffice_project/40$Build-2</meta:generator>
    <meta:document-statistic meta:table-count="2" meta:cell-count="14" meta:object-count="0"/>
  </office:meta>
</office:document-meta>
</file>